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dados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ados1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1" table:number-columns-repeated="6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6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6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6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6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6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dados1" style:display-name="PageStyle_dados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13T20:35:22</meta:creation-date>
    <dc:language>pt-BR</dc:language>
    <dc:date>2022-12-13T20:37:12</dc:date>
    <meta:editing-cycles>1</meta:editing-cycles>
    <meta:editing-duration>PT1M</meta:editing-duration>
    <meta:generator>LibreOffice/7.0.3.1$Windows_X86_64 LibreOffice_project/d7547858d014d4cf69878db179d326fc3483e082</meta:generator>
    <meta:document-statistic meta:table-count="1" meta:cell-count="10" meta:object-count="0"/>
  </office:meta>
</office:document-meta>
</file>